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ohit Hindi" svg:font-family="'Lohit Hindi'"/>
    <style:font-face style:name="Lohit Hindi1" svg:font-family="'Lohit Hindi'" style:font-family-generic="modern" style:font-pitch="variable"/>
    <style:font-face style:name="Lohit Hindi2" svg:font-family="'Lohit Hindi'" style:font-family-generic="system" style:font-pitch="variable"/>
    <style:font-face style:name="Mono" svg:font-family="Mono" style:font-pitch="fixed"/>
    <style:font-face style:name="Mono 12" svg:font-family="'Mono 12'"/>
    <style:font-face style:name="Mono 121" svg:font-family="'Mono 12'" style:font-pitch="variable"/>
    <style:font-face style:name="Mono1" svg:font-family="Mono" style:font-pitch="variable"/>
    <style:font-face style:name="NSimSun" svg:font-family="NSimSun" style:font-family-generic="modern" style:font-pitch="fixed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2164c3"/>
    </style:style>
    <style:style style:name="P2" style:family="paragraph" style:parent-style-name="Standard">
      <style:text-properties officeooo:paragraph-rsid="00225c00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officeooo:paragraph-rsid="00225c00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225c00"/>
    </style:style>
    <style:style style:name="P5" style:family="paragraph" style:parent-style-name="Standard">
      <style:text-properties officeooo:paragraph-rsid="00245a1d"/>
    </style:style>
    <style:style style:name="P6" style:family="paragraph" style:parent-style-name="Standard">
      <style:text-properties officeooo:paragraph-rsid="00252035"/>
    </style:style>
    <style:style style:name="P7" style:family="paragraph">
      <loext:graphic-properties draw:fill="none" draw:fill-color="#ffffff"/>
      <style:paragraph-properties style:writing-mode="lr-tb"/>
      <style:text-properties style:font-name="Mono"/>
    </style:style>
    <style:style style:name="T1" style:family="text">
      <style:text-properties fo:color="#000000" loext:opacity="100%" style:font-name="Mono" fo:font-size="12pt" fo:font-weight="bold" officeooo:rsid="001e1a10" style:font-size-asian="12pt" style:font-weight-asian="bold" style:font-size-complex="12pt" style:font-weight-complex="bold"/>
    </style:style>
    <style:style style:name="T2" style:family="text">
      <style:text-properties fo:color="#000000" loext:opacity="100%" style:font-name="Mono" fo:font-size="12pt" fo:font-weight="bold" officeooo:rsid="002164c3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Mono" fo:font-size="12pt" fo:font-weight="bold" officeooo:rsid="00225c00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Mono" fo:font-size="12pt" fo:font-weight="normal" officeooo:rsid="00245a1d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Mono" fo:font-size="12pt" officeooo:rsid="001e1a10" style:font-size-asian="12pt" style:font-size-complex="12pt"/>
    </style:style>
    <style:style style:name="T6" style:family="text">
      <style:text-properties fo:color="#000000" loext:opacity="100%" style:font-name="Mono" fo:font-size="12pt" officeooo:rsid="002164c3" style:font-size-asian="12pt" style:font-size-complex="12pt"/>
    </style:style>
    <style:style style:name="T7" style:family="text">
      <style:text-properties fo:color="#000000" loext:opacity="100%" style:font-name="Mono" fo:font-size="12pt" officeooo:rsid="00252035" style:font-size-asian="12pt" style:font-size-complex="12pt"/>
    </style:style>
    <style:style style:name="T8" style:family="text">
      <style:text-properties fo:color="#000000" loext:opacity="100%" style:font-name="Mono" fo:font-size="18pt" fo:font-weight="bold" officeooo:rsid="001e1a10" style:font-size-asian="18pt" style:font-weight-asian="bold" style:font-size-complex="18pt" style:font-weight-complex="bold"/>
    </style:style>
    <style:style style:name="T9" style:family="text">
      <style:text-properties fo:color="#000000" loext:opacity="100%" style:font-name="Mono" fo:font-size="18pt" fo:font-weight="bold" officeooo:rsid="002164c3" style:font-size-asian="18pt" style:font-weight-asian="bold" style:font-size-complex="18pt" style:font-weight-complex="bold"/>
    </style:style>
    <style:style style:name="T10" style:family="text">
      <style:text-properties style:font-name="Mono"/>
    </style:style>
    <style:style style:name="T11" style:family="text">
      <style:text-properties style:font-name="Mono" fo:font-size="12pt" style:font-size-asian="12pt" style:font-size-complex="12pt"/>
    </style:style>
    <style:style style:name="T12" style:family="text">
      <style:text-properties style:font-name="Mono" fo:font-size="12pt" officeooo:rsid="00225c00" style:font-size-asian="12pt" style:font-size-complex="12pt"/>
    </style:style>
    <style:style style:name="T13" style:family="text">
      <style:text-properties style:font-name="Mono" fo:font-size="12pt" officeooo:rsid="00245a1d" style:font-size-asian="12pt" style:font-size-complex="12pt"/>
    </style:style>
    <style:style style:name="T14" style:family="text">
      <style:text-properties style:font-name="Mono" fo:font-size="12pt" fo:font-weight="bold" officeooo:rsid="00225c00" style:font-size-asian="12pt" style:font-weight-asian="bold" style:font-size-complex="12pt" style:font-weight-complex="bold"/>
    </style:style>
    <style:style style:name="T15" style:family="text">
      <style:text-properties style:font-name="Mono" fo:font-size="12pt" style:font-name-asian="Mono 12" style:font-name-complex="Liberation Mono1"/>
    </style:style>
    <style:style style:name="gr1" style:family="graphic">
      <style:graphic-properties draw:stroke="none" svg:stroke-color="#000000" draw:fill="none" draw:fill-color="#ffffff" fo:min-height="4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8">Whatever you </text:span></text:span><text:span text:style-name="Source_20_Text"><text:span text:style-name="T9">want</text:span></text:span><text:span text:style-name="Source_20_Text"><text:span text:style-name="T2"><text:line-break/></text:span></text:span><text:span text:style-name="Source_20_Text"><text:span text:style-name="T4">Status quo 1979</text:span></text:span><text:span text:style-name="Source_20_Text"><text:span text:style-name="T5"><text:line-break/></text:span></text:span></text:p>
      <text:p text:style-name="P6"><text:span text:style-name="Source_20_Text"><text:span text:style-name="T6">Intro: 6/8 C G D 3x<text:tab/><text:tab/><text:tab/><text:tab/><text:tab/><text:tab/><text:tab/><text:tab/><text:tab/></text:span></text:span><text:span text:style-name="Source_20_Text"><text:span text:style-name="T7">125</text:span></text:span><text:span text:style-name="Source_20_Text"><text:span text:style-name="T6"><text:line-break/>Intro: 4/4 D </text:span></text:span><text:span text:style-name="Source_20_Text"><text:span text:style-name="T7">8x</text:span></text:span></text:p>
      <text:p text:style-name="P6"><text:span text:style-name="Source_20_Text"><text:span text:style-name="T7">Intro: DDDD AADD 2x</text:span></text:span><text:span text:style-name="Source_20_Text"><text:span text:style-name="T5"><text:line-break/><text:line-break/>Whatever you want</text:span></text:span></text:p>
      <text:p text:style-name="Standard"><text:span text:style-name="Source_20_Text"><text:span text:style-name="T10">Whatever you like</text:span></text:span></text:p>
      <text:p text:style-name="Standard"><text:span text:style-name="Source_20_Text"><text:span text:style-name="T10">Whatever you say</text:span></text:span></text:p>
      <text:p text:style-name="Standard"><text:span text:style-name="Source_20_Text"><text:span text:style-name="T10">You pay your money</text:span></text:span></text:p>
      <text:p text:style-name="Standard"><text:span text:style-name="Source_20_Text"><text:span text:style-name="T10">You take your choice</text:span></text:span></text:p>
      <text:p text:style-name="Standard"><text:span text:style-name="Source_20_Text"><text:span text:style-name="T10">Whatever you need</text:span></text:span></text:p>
      <text:p text:style-name="Standard"><text:span text:style-name="Source_20_Text"><text:span text:style-name="T10">Whatever you use</text:span></text:span></text:p>
      <text:p text:style-name="Standard"><text:span text:style-name="Source_20_Text"><text:span text:style-name="T10">Whatever you win</text:span></text:span></text:p>
      <text:p text:style-name="P2"><text:span text:style-name="Source_20_Text"><text:span text:style-name="T10">Whatever you lose</text:span></text:span></text:p>
      <text:p text:style-name="P2"><text:span text:style-name="Source_20_Text"><text:span text:style-name="T5"/></text:span></text:p>
      <text:p text:style-name="P2"><text:span text:style-name="Source_20_Text"><text:span text:style-name="T10">You're showing off</text:span></text:span></text:p>
      <text:p text:style-name="Standard"><text:span text:style-name="Source_20_Text"><text:span text:style-name="T10">You're showing out</text:span></text:span></text:p>
      <text:p text:style-name="Standard"><text:span text:style-name="Source_20_Text"><text:span text:style-name="T10">You look for trouble</text:span></text:span></text:p>
      <text:p text:style-name="Standard"><text:span text:style-name="Source_20_Text"><text:span text:style-name="T10">Turn <text:s/>around</text:span></text:span></text:p>
      <text:p text:style-name="Standard"><text:span text:style-name="Source_20_Text"><text:span text:style-name="T10">Give me a shout</text:span></text:span></text:p>
      <text:p text:style-name="Standard"><text:span text:style-name="Source_20_Text"><text:span text:style-name="T10">I take it all</text:span></text:span></text:p>
      <text:p text:style-name="Standard"><text:span text:style-name="Source_20_Text"><text:span text:style-name="T10">You squeeze me dry</text:span></text:span></text:p>
      <text:p text:style-name="Standard"><text:span text:style-name="Source_20_Text"><text:span text:style-name="T10">And now today</text:span></text:span></text:p>
      <text:p text:style-name="Standard"><text:span text:style-name="Source_20_Text"><text:span text:style-name="T10">You couldn't even say goodbye</text:span></text:span></text:p>
      <text:p text:style-name="P3"><text:span text:style-name="Source_20_Text"><text:span text:style-name="T5"><text:line-break/></text:span></text:span><text:span text:style-name="Source_20_Text"><text:span text:style-name="T1"><text:line-break/>F <text:s text:c="15"/>C<text:line-break/>I could take you home<text:line-break/> <text:s text:c="15"/>D<text:line-break/>On the midnight train again<text:line-break/>F <text:s text:c="14"/>C <text:s text:c="9"/>B <text:s text:c="3"/>E <text:s text:c="6"/>A <text:s/>N.C.<text:line-break/>I could make an offer you can't refuse</text:span></text:span></text:p>
      <text:p text:style-name="P3"><text:span text:style-name="Source_20_Text"><text:span text:style-name="T1"/></text:span></text:p>
      <text:p text:style-name="P4"><text:span text:style-name="Source_20_Text"><text:span text:style-name="T3">Verse 1</text:span></text:span></text:p>
      <text:p text:style-name="Standard"><text:span text:style-name="Source_20_Text"><text:span text:style-name="T11"/></text:span></text:p>
      <text:p text:style-name="P2"><text:span text:style-name="Source_20_Text"><text:span text:style-name="T12">Solo: </text:span></text:span><text:span text:style-name="Source_20_Text"><text:span text:style-name="T11"><text:line-break/>| F | % | % <text:s/>| G | C | F | Em |</text:span></text:span><text:span text:style-name="Source_20_Text"><text:span text:style-name="T13">G</text:span></text:span><text:span text:style-name="Source_20_Text"><text:span text:style-name="T11"> A| </text:span></text:span><text:span text:style-name="Source_20_Text"><text:span text:style-name="T13">A <text:s/>|</text:span></text:span><text:span text:style-name="Source_20_Text"><text:span text:style-name="T11"><text:line-break/><text:line-break/></text:span></text:span><text:span text:style-name="Source_20_Text"><text:span text:style-name="T14">Verse 2</text:span></text:span><text:span text:style-name="Source_20_Text"><text:span text:style-name="T11"><text:line-break/><text:line-break/><text:tab/><text:tab/></text:span></text:span><text:span text:style-name="Source_20_Text"><text:span text:style-name="T14">Chorus </text:span></text:span></text:p>
      <text:p text:style-name="P2"><draw:frame text:anchor-type="paragraph" draw:z-index="0" draw:name="Textrahmen 1" draw:style-name="gr1" draw:text-style-name="P7" svg:width="5.749cm" svg:height="4.042cm" svg:x="6.909cm" svg:y="1.115cm"><draw:text-box><text:p><text:span text:style-name="T15">Outro: </text:span><text:span text:style-name="T15"><text:line-break/></text:span><text:span text:style-name="T15">D D D D </text:span><text:span text:style-name="T15"><text:line-break/></text:span><text:span text:style-name="T15">A A D D</text:span></text:p><text:p><text:span text:style-name="T15">D D D D</text:span></text:p><text:p><text:span text:style-name="T15">A A D A</text:span><text:span text:style-name="T15"><text:line-break/></text:span><text:span text:style-name="T15">D D D D</text:span></text:p><text:p><text:span text:style-name="T15">A A D C</text:span><text:span text:style-name="T15"><text:line-break/></text:span><text:span text:style-name="T15">G A A Bb B C C# D</text:span></text:p></draw:text-box></draw:frame><text:span text:style-name="Source_20_Text"><text:span text:style-name="T11"><text:line-break/></text:span></text:span><text:span text:style-name="Source_20_Text"><text:span text:style-name="T12">Verse 1:<text:line-break/></text:span></text:span><text:span text:style-name="Source_20_Text"><text:span text:style-name="T13">D D D D <text:line-break/>A A D C<text:line-break/>G A 6/4A</text:span></text:span></text:p>
      <text:p text:style-name="P2"><text:span text:style-name="Source_20_Text"><text:span text:style-name="T13"/></text:span></text:p>
      <text:p text:style-name="P5"><text:span text:style-name="Source_20_Text"><text:span text:style-name="T1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ohit Hindi" svg:font-family="'Lohit Hindi'"/>
    <style:font-face style:name="Lohit Hindi1" svg:font-family="'Lohit Hindi'" style:font-family-generic="modern" style:font-pitch="variable"/>
    <style:font-face style:name="Lohit Hindi2" svg:font-family="'Lohit Hindi'" style:font-family-generic="system" style:font-pitch="variable"/>
    <style:font-face style:name="Mono" svg:font-family="Mono" style:font-pitch="fixed"/>
    <style:font-face style:name="Mono 12" svg:font-family="'Mono 12'"/>
    <style:font-face style:name="Mono 121" svg:font-family="'Mono 12'" style:font-pitch="variable"/>
    <style:font-face style:name="Mono1" svg:font-family="Mono" style:font-pitch="variable"/>
    <style:font-face style:name="NSimSun" svg:font-family="NSimSun" style:font-family-generic="modern" style:font-pitch="fixed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de" fo:country="CH" style:letter-kerning="true" style:font-name-asian="DejaVu Sans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CH" style:letter-kerning="true" style:font-name-asian="DejaVu Sans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Lohit Hindi2" style:font-family-complex="'Lohit Hind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3-11-12T11:57:58</meta:creation-date>
    <dc:date>2024-08-28T11:54:46.052000000</dc:date>
    <meta:editing-duration>PT1H27M10S</meta:editing-duration>
    <meta:editing-cycles>13</meta:editing-cycles>
    <meta:generator>LibreOffice/7.3.0.3$Windows_X86_64 LibreOffice_project/0f246aa12d0eee4a0f7adcefbf7c878fc2238db3</meta:generator>
    <meta:print-date>2024-08-28T11:53:18.168000000</meta:print-date>
    <meta:document-statistic meta:table-count="0" meta:image-count="0" meta:object-count="0" meta:page-count="1" meta:paragraph-count="24" meta:word-count="146" meta:character-count="696" meta:non-whitespace-character-count="487"/>
  </office:meta>
</office:document-meta>
</file>